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4" style:family="paragraph" style:parent-style-name="Text_20_body">
      <style:text-properties officeooo:rsid="16e5540f" officeooo:paragraph-rsid="16e5540f"/>
    </style:style>
    <style:style style:name="P35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6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7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8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39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0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1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3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4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5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6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7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49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0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1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2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3" style:family="paragraph" style:parent-style-name="Text_20_body">
      <style:text-properties officeooo:rsid="1705ad98" officeooo:paragraph-rsid="1705ad98"/>
    </style:style>
    <style:style style:name="P54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5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6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7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58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59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0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1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2" style:family="paragraph" style:parent-style-name="Text_20_body">
      <style:paragraph-properties fo:text-align="start" style:justify-single-word="false"/>
      <style:text-properties officeooo:paragraph-rsid="171de657"/>
    </style:style>
    <style:style style:name="P63" style:family="paragraph" style:parent-style-name="Text_20_body">
      <style:paragraph-properties fo:text-align="start" style:justify-single-word="false"/>
      <style:text-properties officeooo:paragraph-rsid="16eccd50"/>
    </style:style>
    <style:style style:name="P64" style:family="paragraph" style:parent-style-name="Text_20_body">
      <style:paragraph-properties fo:text-align="start" style:justify-single-word="false"/>
      <style:text-properties officeooo:paragraph-rsid="17307886"/>
    </style:style>
    <style:style style:name="P65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6" style:family="paragraph" style:parent-style-name="Text_20_body">
      <style:paragraph-properties fo:text-align="start" style:justify-single-word="false"/>
      <style:text-properties officeooo:rsid="16f54c98" officeooo:paragraph-rsid="174eb2c4"/>
    </style:style>
    <style:style style:name="P67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8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69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0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1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2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3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4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5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6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7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78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79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0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1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2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3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4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85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86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87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88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89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0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1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2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3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94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95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96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97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98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99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00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01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02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03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04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05" style:family="paragraph" style:parent-style-name="Text_20_body">
      <style:text-properties fo:language="cs" fo:country="CZ" officeooo:rsid="170b13dd" officeooo:paragraph-rsid="170b13dd"/>
    </style:style>
    <style:style style:name="P106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07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08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09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10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11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12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13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4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15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16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17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18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P119" style:family="paragraph" style:parent-style-name="Text_20_body">
      <style:paragraph-properties fo:text-align="start" style:justify-single-word="false"/>
      <style:text-properties officeooo:rsid="1729e6a2" officeooo:paragraph-rsid="1751408a"/>
    </style:style>
    <style:style style:name="P120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121" style:family="paragraph" style:parent-style-name="Text_20_body">
      <style:paragraph-properties fo:text-align="start" style:justify-single-word="false"/>
      <style:text-properties officeooo:rsid="17533e8f" officeooo:paragraph-rsid="17533e8f"/>
    </style:style>
    <style:style style:name="P122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123" style:family="paragraph" style:parent-style-name="Text_20_body">
      <style:paragraph-properties fo:text-align="start" style:justify-single-word="false"/>
      <style:text-properties officeooo:rsid="17536d8f" officeooo:paragraph-rsid="17536d8f"/>
    </style:style>
    <style:style style:name="P124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25" style:family="paragraph" style:parent-style-name="Text_20_body">
      <style:paragraph-properties fo:text-align="start" style:justify-single-word="false"/>
      <style:text-properties officeooo:rsid="1754a982" officeooo:paragraph-rsid="1754a982"/>
    </style:style>
    <style:style style:name="P126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127" style:family="paragraph" style:parent-style-name="Text_20_body">
      <style:paragraph-properties fo:text-align="start" style:justify-single-word="false"/>
      <style:text-properties officeooo:rsid="1757ecb5" officeooo:paragraph-rsid="1757ecb5"/>
    </style:style>
    <style:style style:name="P128" style:family="paragraph" style:parent-style-name="Text_20_body">
      <style:paragraph-properties fo:text-align="start" style:justify-single-word="false"/>
      <style:text-properties officeooo:rsid="1758c68f" officeooo:paragraph-rsid="1758c68f"/>
    </style:style>
    <style:style style:name="P129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30" style:family="paragraph" style:parent-style-name="Text_20_body">
      <style:paragraph-properties fo:text-align="start" style:justify-single-word="false"/>
      <style:text-properties officeooo:rsid="1759c83e" officeooo:paragraph-rsid="1759c83e"/>
    </style:style>
    <style:style style:name="P131" style:family="paragraph" style:parent-style-name="Heading_20_1">
      <style:text-properties officeooo:paragraph-rsid="16ce184b"/>
    </style:style>
    <style:style style:name="P132" style:family="paragraph" style:parent-style-name="Heading_20_1">
      <style:text-properties officeooo:rsid="16bcf6a6" officeooo:paragraph-rsid="16bcf6a6"/>
    </style:style>
    <style:style style:name="P133" style:family="paragraph" style:parent-style-name="Text_20_body" style:master-page-name="Standard">
      <style:paragraph-properties style:page-number="auto"/>
      <style:text-properties officeooo:paragraph-rsid="16cfedf3"/>
    </style:style>
    <style:style style:name="P134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35" style:family="paragraph" style:parent-style-name="Text_20_body">
      <style:paragraph-properties fo:text-align="start" style:justify-single-word="false"/>
      <style:text-properties officeooo:rsid="175bc4d1" officeooo:paragraph-rsid="175bc4d1"/>
    </style:style>
    <style:style style:name="P136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137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138" style:family="paragraph" style:parent-style-name="Text_20_body">
      <style:paragraph-properties fo:text-align="start" style:justify-single-word="false"/>
      <style:text-properties officeooo:rsid="17507774" officeooo:paragraph-rsid="175bc4d1"/>
    </style:style>
    <style:style style:name="P139" style:family="paragraph" style:parent-style-name="Text_20_body">
      <style:paragraph-properties fo:text-align="start" style:justify-single-word="false"/>
      <style:text-properties officeooo:rsid="175d0483" officeooo:paragraph-rsid="175d0483"/>
    </style:style>
    <style:style style:name="P140" style:family="paragraph" style:parent-style-name="Text_20_body">
      <style:paragraph-properties fo:text-align="start" style:justify-single-word="false"/>
      <style:text-properties officeooo:rsid="175dc321" officeooo:paragraph-rsid="175dc321"/>
    </style:style>
    <style:style style:name="P141" style:family="paragraph" style:parent-style-name="Text_20_body">
      <style:text-properties officeooo:rsid="16e0ee99" officeooo:paragraph-rsid="16e0ee99"/>
    </style:style>
    <style:style style:name="P142" style:family="paragraph" style:parent-style-name="Text_20_body">
      <style:text-properties officeooo:rsid="175e90fc" officeooo:paragraph-rsid="175e90fc"/>
    </style:style>
    <style:style style:name="P143" style:family="paragraph" style:parent-style-name="Text_20_body">
      <style:text-properties officeooo:rsid="175e90fc" officeooo:paragraph-rsid="1760e2e6"/>
    </style:style>
    <style:style style:name="P144" style:family="paragraph" style:parent-style-name="Text_20_body">
      <style:text-properties officeooo:paragraph-rsid="175e90fc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  <style:style style:name="T59" style:family="text">
      <style:text-properties officeooo:rsid="1733b44a"/>
    </style:style>
    <style:style style:name="T60" style:family="text">
      <style:text-properties officeooo:rsid="174eb2c4"/>
    </style:style>
    <style:style style:name="T61" style:family="text">
      <style:text-properties officeooo:rsid="16fd8865"/>
    </style:style>
    <style:style style:name="T62" style:family="text">
      <style:text-properties fo:language="en" fo:country="US"/>
    </style:style>
    <style:style style:name="T63" style:family="text">
      <style:text-properties officeooo:rsid="1760e2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><text:a xlink:type="simple" xlink:href="https://context.reverso.net/translation/hebrew-english/כָּאוֹס" text:style-name="Internet_20_link" text:visited-style-name="Visited_20_Internet_20_Link">https://context.reverso.net/translation/hebrew-english/%D7%9B%D6%BC%D6%B8%D7%90%D7%95%D6%B9%D7%A1</text:a></text:p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3"><text:span text:style-name="T12">P</text:span><text:span text:style-name="T11">rotoplasma: Makor (zdroj) refeš (sliz)</text:span></text:p>
      <text:h text:style-name="Heading_20_1" text:outline-level="1">Množné číslo</text:h>
      <text:p text:style-name="P105">- přidat na konec slova -im. (Ot je písmeno nebo runa, otim jsou runy).</text:p>
      <text:p text:style-name="P105">(Tohle asi v hebrejštině funguje jen pro podstatná jména ženského rodu, ale to asi nebudu řešit)</text:p>
      <text:h text:style-name="P131" text:outline-level="1">Slovník</text:h>
      <text:p text:style-name="P41">Blesk – <text:span text:style-name="T20">Bárak</text:span></text:p>
      <text:p text:style-name="P99">Bouře – Sufah</text:p>
      <text:p text:style-name="P43">Beranidlo – Zelokvah</text:p>
      <text:p text:style-name="P82">Bílý – Lavan</text:p>
      <text:p text:style-name="P64"><text:span text:style-name="T51">Čepel – </text:span><text:span text:style-name="T46">T</text:span><text:span text:style-name="T47">araf</text:span></text:p>
      <text:p text:style-name="P58">Dech – <text:span text:style-name="T36">Nišima</text:span></text:p>
      <text:p text:style-name="P59">Detekovat – Gilah</text:p>
      <text:p text:style-name="P129">Déšť – Gešem</text:p>
      <text:p text:style-name="P130">Děs - Ejmah</text:p>
      <text:p text:style-name="P137">Dlouhý – Aruk</text:p>
      <text:p text:style-name="P139">Doupě <text:span text:style-name="T55">– </text:span>Murah</text:p>
      <text:p text:style-name="P135">Drak <text:span text:style-name="T55">– </text:span>Mir<text:span text:style-name="T11">šát</text:span></text:p>
      <text:p text:style-name="P138">Drtivý <text:span text:style-name="T55">–</text:span> Mochetz</text:p>
      <text:p text:style-name="P36">Duše – Ne<text:span text:style-name="T38">f</text:span>e<text:span text:style-name="T38">š</text:span></text:p>
      <text:p text:style-name="P71">Duplikát – Hetek</text:p>
      <text:p text:style-name="P119">Dvojník <text:span text:style-name="T37">–</text:span> Kefel</text:p>
      <text:p text:style-name="P39">Dýka – Pygion</text:p>
      <text:p text:style-name="P40">Dým - Ašan</text:p>
      <text:p text:style-name="P126"><text:span text:style-name="T20">Věčnost</text:span> – <text:span text:style-name="T35">Olam</text:span></text:p>
      <text:p text:style-name="P127"><text:soft-page-break/>Golem - Golém</text:p>
      <text:p text:style-name="P91">Had – Nachaš</text:p>
      <text:p text:style-name="P76">Hladina – Šetah</text:p>
      <text:p text:style-name="P8">Hojit, <text:span text:style-name="T36">Léčit</text:span> – <text:span text:style-name="T36">Efel</text:span></text:p>
      <text:p text:style-name="P75">Huňáč – </text:p>
      <text:p text:style-name="P124">Hypnóza – <text:span text:style-name="T52">Hipnut</text:span></text:p>
      <text:p text:style-name="P125">Chaos - Yšeder</text:p>
      <text:p text:style-name="P76">Chůze – Halijkah</text:p>
      <text:p text:style-name="P62"><text:span text:style-name="T42">I</text:span><text:span text:style-name="T43">luze</text:span><text:span text:style-name="T49"> – Ašlajah</text:span></text:p>
      <text:p text:style-name="P36">Jasný – Zoher</text:p>
      <text:p text:style-name="P5">Jed – <text:span text:style-name="T34">Eres</text:span></text:p>
      <text:p text:style-name="P42">Koule – <text:span text:style-name="T16">Nešef</text:span></text:p>
      <text:p text:style-name="P87">Kouzlo – Kišuf</text:p>
      <text:p text:style-name="P50">Král – Melech</text:p>
      <text:p text:style-name="P51">Krev – Dam</text:p>
      <text:p text:style-name="P79">Lazebník – Sapar</text:p>
      <text:p text:style-name="P90">Lano – Ševel</text:p>
      <text:p text:style-name="P122">Led – Kerach</text:p>
      <text:p text:style-name="P123">Let <text:span text:style-name="T61">– </text:span>Tisah</text:p>
      <text:p text:style-name="P58">Lektvar – <text:span text:style-name="T24">Miškal</text:span></text:p>
      <text:p text:style-name="P83">Levitace – Rišef</text:p>
      <text:p text:style-name="P46"><text:soft-page-break/>Léčit, <text:span text:style-name="T36">Hojit</text:span> – Efel</text:p>
      <text:p text:style-name="P47">Magie – Kesem</text:p>
      <text:p text:style-name="P47">Magický – Kasum</text:p>
      <text:p text:style-name="P106"><text:span text:style-name="T54">M</text:span>etamorfóza – *Šinuj tzurah*</text:p>
      <text:p text:style-name="P103">Mimoprostor – Míver chalal</text:p>
      <text:p text:style-name="P95">Minulost – Avar</text:p>
      <text:p text:style-name="P116">Mistr – Adon</text:p>
      <text:p text:style-name="P117">Mluvit <text:span text:style-name="T59">–</text:span> Diber</text:p>
      <text:p text:style-name="P98">Mrak – Anan</text:p>
      <text:p text:style-name="P96">Mráz – Karah</text:p>
      <text:p text:style-name="P67">Myšlenka – <text:span text:style-name="T21">Chašav</text:span></text:p>
      <text:p text:style-name="P118">Mrtvý <text:span text:style-name="T59">–</text:span> Met</text:p>
      <text:p text:style-name="P108">Najít – Matza</text:p>
      <text:p text:style-name="P109">Naplň <text:span text:style-name="T56">–</text:span> Mala</text:p>
      <text:p text:style-name="P110">Návrat <text:span text:style-name="T56">–</text:span> Hašavah</text:p>
      <text:p text:style-name="P55">Neviditelnost – Ij ryjut</text:p>
      <text:p text:style-name="P44">Očarování – <text:span text:style-name="T33">Kesem</text:span></text:p>
      <text:p text:style-name="P45">Oblouk – Kešet</text:p>
      <text:p text:style-name="P11">Oheň – <text:span text:style-name="T20">Eš</text:span></text:p>
      <text:p text:style-name="P13">Ochrana – <text:span text:style-name="T32">Haganah</text:span></text:p>
      <text:p text:style-name="P74">Oko – Ajin</text:p>
      <text:p text:style-name="P66"><text:soft-page-break/>Otevřít – Patach</text:p>
      <text:p text:style-name="P66"><text:span text:style-name="T60">Otevřený </text:span>– <text:span text:style-name="T60">Patucha</text:span></text:p>
      <text:p text:style-name="P61">Oslnivý – Misanver</text:p>
      <text:p text:style-name="P69">Pamatuj – Zakhar</text:p>
      <text:p text:style-name="P77">Paralýza – Šituk</text:p>
      <text:p text:style-name="P89">Past – Peh</text:p>
      <text:p text:style-name="P33">Paže – Zroa</text:p>
      <text:p text:style-name="P23">Pád – Mapal</text:p>
      <text:p text:style-name="P38">Pes – Naval</text:p>
      <text:p text:style-name="P134">Podoba – Chazut</text:p>
      <text:p text:style-name="P135">Poklad <text:span text:style-name="T55">– </text:span>Otzar</text:p>
      <text:p text:style-name="P85">Pomalý – <text:span text:style-name="T21">Itij</text:span></text:p>
      <text:p text:style-name="P107">Portál <text:span text:style-name="T55">–</text:span> Šár</text:p>
      <text:p text:style-name="P106">Proměna – <text:span text:style-name="T54">Šinah</text:span></text:p>
      <text:p text:style-name="P86">Proti (předpona) – Neged</text:p>
      <text:p text:style-name="P102">Prostor – Chalal</text:p>
      <text:p text:style-name="P67">Přenos – <text:span text:style-name="T18">Hávarah</text:span></text:p>
      <text:p text:style-name="P80">Přelud – Ašlajah</text:p>
      <text:p text:style-name="P68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<text:soft-page-break/>Ru<text:span text:style-name="T3">ka</text:span> – <text:span text:style-name="T28">Jad</text:span></text:p>
      <text:p text:style-name="P57">Runa – Ot</text:p>
      <text:p text:style-name="P60">Runy – Otim</text:p>
      <text:p text:style-name="P13">Rukavice – <text:span text:style-name="T29">Kfafa</text:span></text:p>
      <text:p text:style-name="P9">Řád – <text:span text:style-name="T23">Mištar</text:span></text:p>
      <text:p text:style-name="P136">Silný – Chazak</text:p>
      <text:p text:style-name="P135">Skrýt <text:span text:style-name="T55">–</text:span> Histir</text:p>
      <text:p text:style-name="P52">Sliz – Refeš</text:p>
      <text:p text:style-name="P104">Sledování - Gišuš</text:p>
      <text:p text:style-name="P113">Sluha – Mešaret</text:p>
      <text:p text:style-name="P115">Slunce <text:span text:style-name="T58">–</text:span> Šemeš</text:p>
      <text:p text:style-name="P114">Sluneční světlo – Ór šemeš</text:p>
      <text:p text:style-name="P97">Smrt – Mavet</text:p>
      <text:p text:style-name="P35">Sochař - Pasal</text:p>
      <text:p text:style-name="P72"><text:span text:style-name="T8">S</text:span>oustředit – </text:p>
      <text:p text:style-name="P73">Spánek - Šenah</text:p>
      <text:p text:style-name="P37">Srst – </text:p>
      <text:p text:style-name="P38">Strážce – Haganah</text:p>
      <text:p text:style-name="P12">Stvořit – <text:s/><text:span text:style-name="T48">Jatzar</text:span></text:p>
      <text:p text:style-name="P24">Střela – Týl</text:p>
      <text:p text:style-name="P54">Sugesce – Hašáh</text:p>
      <text:p text:style-name="P49"><text:soft-page-break/>Světlo – <text:span text:style-name="T21">Ór</text:span></text:p>
      <text:p text:style-name="P47">Štít – Magen</text:p>
      <text:p text:style-name="P84">Ticho – Šeket</text:p>
      <text:p text:style-name="P111">Tlampač – Ramkol</text:p>
      <text:p text:style-name="P112">Temnota <text:span text:style-name="T57">–</text:span> Chošek</text:p>
      <text:p text:style-name="P100">Tento, tyto – <text:span text:style-name="T22">Hazat</text:span></text:p>
      <text:p text:style-name="P101">Torna – Sak</text:p>
      <text:p text:style-name="P65">Truhla – Tevah</text:p>
      <text:p text:style-name="P78">Tříšť – Ketim</text:p>
      <text:p text:style-name="P128">Tvář – Panim</text:p>
      <text:p text:style-name="P140">Uvnitř <text:span text:style-name="T55">– </text:span>Pnima</text:p>
      <text:p text:style-name="P92">Úder – Nagaf</text:p>
      <text:p text:style-name="P78">Úlomek – Keta</text:p>
      <text:p text:style-name="P38">Věrný – Medujak</text:p>
      <text:p text:style-name="P94">Vize – Chazon</text:p>
      <text:p text:style-name="P70">Zapomeň – Šakhah</text:p>
      <text:p text:style-name="P61">Zář – Lehavah</text:p>
      <text:p text:style-name="P48">Zdroj – Makor</text:p>
      <text:p text:style-name="P56">Zbroj – <text:span text:style-name="T53">Š</text:span>irion</text:p>
      <text:p text:style-name="P93">Změna – Šinah</text:p>
      <text:p text:style-name="P63"><text:span text:style-name="T50">Zranění – Pe</text:span><text:span text:style-name="T44">t</text:span><text:span text:style-name="T45">z</text:span><text:span text:style-name="T50">a</text:span></text:p>
      <text:p text:style-name="P88"><text:soft-page-break/>Zlomit – Šavar</text:p>
      <text:p text:style-name="P81">Zvuk – Kol</text:p>
      <text:p text:style-name="P120">Žár – Lahat</text:p>
      <text:p text:style-name="P121">Žíravina <text:span text:style-name="T37">–</text:span> Chomel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32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4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141">Ailara <text:span text:style-name="T27">(to asi může zůstat, nemusí mít staroeflské jméno)</text:span></text:p>
      <text:h text:style-name="Heading_20_3" text:outline-level="3">Poklad se skrývá v dračím doupěti</text:h>
      <text:p text:style-name="Text_20_body">otza - poklad</text:p>
      <text:p text:style-name="Text_20_body">histir – skrýt</text:p>
      <text:p text:style-name="P144">pnima - uvnitř</text:p>
      <text:p text:style-name="Text_20_body">miršát - drak</text:p>
      <text:p text:style-name="Text_20_body">murah – doupě</text:p>
      <text:p text:style-name="P142">Otza histir pnima miršát murah.</text:p>
      <text:p text:style-name="P143"><text:soft-page-break/>Otza histir pnima mir<text:span text:style-name="T63">shaa</text:span>t mura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1-19T22:20:33.776000000</dc:date>
    <meta:print-date>2113-01-01T00:00:00</meta:print-date>
    <meta:editing-cycles>10905</meta:editing-cycles>
    <meta:editing-duration>P33DT5H21M56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15" meta:paragraph-count="194" meta:word-count="604" meta:character-count="4257" meta:non-whitespace-character-count="3691"/>
  </office:meta>
</office:document-meta>
</file>